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190" officeooo:paragraph-rsid="00071190"/>
    </style:style>
    <style:style style:name="P2" style:family="paragraph" style:parent-style-name="Standard">
      <style:text-properties fo:font-weight="bold" officeooo:rsid="00071190" officeooo:paragraph-rsid="00071190" style:font-weight-asian="bold" style:font-weight-complex="bold"/>
    </style:style>
    <style:style style:name="P3" style:family="paragraph" style:parent-style-name="Standard">
      <style:text-properties fo:font-size="14pt" fo:font-weight="bold" officeooo:rsid="00071190" officeooo:paragraph-rsid="0007119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1190" officeooo:paragraph-rsid="00189e2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71190" officeooo:paragraph-rsid="001dd5c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71190" officeooo:paragraph-rsid="0020ee2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090c1a" officeooo:paragraph-rsid="00090c1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90c1a" officeooo:paragraph-rsid="000a33a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90c1a" officeooo:paragraph-rsid="000c24d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0c1a" officeooo:paragraph-rsid="000df4a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90c1a" officeooo:paragraph-rsid="00105d5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90c1a" officeooo:paragraph-rsid="0010d56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0c1a" officeooo:paragraph-rsid="0012287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0c1a" officeooo:paragraph-rsid="0013938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90c1a" officeooo:paragraph-rsid="0014df5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90c1a" officeooo:paragraph-rsid="0016a0f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c24d1" officeooo:paragraph-rsid="000c24d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0d56e" officeooo:paragraph-rsid="0010d56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0d56e" officeooo:paragraph-rsid="0012287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0d56e" officeooo:paragraph-rsid="0013938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8ec61" officeooo:paragraph-rsid="0018ec61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9e590" officeooo:paragraph-rsid="0019e59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b2964" officeooo:paragraph-rsid="001b296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bc162" officeooo:paragraph-rsid="001bc162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0ee23" officeooo:paragraph-rsid="001dd5c3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0ee23" officeooo:paragraph-rsid="0020ee2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1d43c" officeooo:paragraph-rsid="0021d43c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1d43c" officeooo:paragraph-rsid="0020ee23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rsid="000e6b26" officeooo:paragraph-rsid="000e6b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1190" style:font-weight-asian="bold" style:font-weight-complex="bold"/>
    </style:style>
    <style:style style:name="T3" style:family="text">
      <style:text-properties fo:font-weight="bold" officeooo:rsid="000c9621" style:font-weight-asian="bold" style:font-weight-complex="bold"/>
    </style:style>
    <style:style style:name="T4" style:family="text">
      <style:text-properties fo:font-weight="bold" officeooo:rsid="000df4a2" style:font-weight-asian="bold" style:font-weight-complex="bold"/>
    </style:style>
    <style:style style:name="T5" style:family="text">
      <style:text-properties officeooo:rsid="0007c290"/>
    </style:style>
    <style:style style:name="T6" style:family="text">
      <style:text-properties officeooo:rsid="000a33ad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0df4a2" fo:background-color="#fff200" loext:char-shading-value="0"/>
    </style:style>
    <style:style style:name="T9" style:family="text">
      <style:text-properties officeooo:rsid="000c24d1"/>
    </style:style>
    <style:style style:name="T10" style:family="text">
      <style:text-properties officeooo:rsid="00090c1a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c962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9621" style:font-weight-asian="normal" style:font-weight-complex="normal"/>
    </style:style>
    <style:style style:name="T15" style:family="text">
      <style:text-properties fo:font-weight="normal" officeooo:rsid="000e6b26" style:font-weight-asian="normal" style:font-weight-complex="normal"/>
    </style:style>
    <style:style style:name="T16" style:family="text">
      <style:text-properties officeooo:rsid="000df4a2"/>
    </style:style>
    <style:style style:name="T17" style:family="text">
      <style:text-properties officeooo:rsid="000e6b26"/>
    </style:style>
    <style:style style:name="T18" style:family="text">
      <style:text-properties officeooo:rsid="00105d5b"/>
    </style:style>
    <style:style style:name="T19" style:family="text">
      <style:text-properties officeooo:rsid="0010d56e"/>
    </style:style>
    <style:style style:name="T20" style:family="text">
      <style:text-properties officeooo:rsid="001afd67"/>
    </style:style>
    <style:style style:name="T21" style:family="text">
      <style:text-properties fo:color="#ce181e" officeooo:rsid="001afd67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1afd67"/>
    </style:style>
    <style:style style:name="T24" style:family="text">
      <style:text-properties style:use-window-font-color="true" officeooo:rsid="0019e590"/>
    </style:style>
    <style:style style:name="T25" style:family="text">
      <style:text-properties style:use-window-font-color="true" officeooo:rsid="001c3011"/>
    </style:style>
    <style:style style:name="T26" style:family="text">
      <style:text-properties style:use-window-font-color="true" fo:background-color="#fff200" loext:char-shading-value="0"/>
    </style:style>
    <style:style style:name="T27" style:family="text">
      <style:text-properties style:use-window-font-color="true" officeooo:rsid="0023d0dc" fo:background-color="#fff200" loext:char-shading-value="0"/>
    </style:style>
    <style:style style:name="T28" style:family="text">
      <style:text-properties style:use-window-font-color="true" fo:background-color="transparent" loext:char-shading-value="0"/>
    </style:style>
    <style:style style:name="T29" style:family="text">
      <style:text-properties style:use-window-font-color="true" officeooo:rsid="0023d0dc" fo:background-color="transparent" loext:char-shading-value="0"/>
    </style:style>
    <style:style style:name="T30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31" style:family="text">
      <style:text-properties style:use-window-font-color="true" fo:font-style="normal" fo:background-color="transparent" loext:char-shading-value="0" style:font-style-asian="normal" style:font-style-complex="normal"/>
    </style:style>
    <style:style style:name="T32" style:family="text">
      <style:text-properties style:use-window-font-color="true" officeooo:rsid="0023d0dc" fo:background-color="#ef413d" loext:char-shading-value="0"/>
    </style:style>
    <style:style style:name="T33" style:family="text">
      <style:text-properties officeooo:rsid="001f2b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ля запуска приложения необходимы предустановленные java8 и MySQL. <text:span text:style-name="T12">В базе данных должна быть создана схема </text:span><text:span text:style-name="T3">kicker</text:span><text:span text:style-name="T14">. В схеме kicker должна быть создана таблица </text:span><text:span text:style-name="T3">user_info</text:span><text:span text:style-name="T14">. </text:span><text:span text:style-name="T15">Данная таблица должны быть наполнена данными.</text:span></text:p>
      <text:p text:style-name="P29"><text:span text:style-name="T13">В исходном коде проекта содержится скрипт создания и наполнения базы данных.</text:span></text:p>
      <text:p text:style-name="P1"/>
      <text:p text:style-name="P3">Структура каталогов и файлов проекта</text:p>
      <text:p text:style-name="P2"/>
      <text:p text:style-name="P1"><text:s/><text:span text:style-name="T1">app</text:span> – коренвой каталог;</text:p>
      <text:p text:style-name="P1"><text:tab/><text:span text:style-name="T1">config</text:span> – каталог с конфигуциями приложения;</text:p>
      <text:p text:style-name="P1"><text:tab/><text:tab/><text:span text:style-name="T1">application.properties</text:span> – файл с конфигурацией приложения;</text:p>
      <text:p text:style-name="P1"><text:tab/><text:span text:style-name="T1">logs</text:span> – каталог с файлами логов приложения (логи архивируются);</text:p>
      <text:p text:style-name="P1"><text:tab/><text:span text:style-name="T1">check.sh</text:span> – скрипт проверки работоспособности приложения;</text:p>
      <text:p text:style-name="P1"><text:tab/><text:span text:style-name="T1">start.sh</text:span> – скрипт запуска приложения;</text:p>
      <text:p text:style-name="P1"><text:tab/><text:span text:style-name="T1">startDebug.sh</text:span> – скрипт запуска приложения с привязкой к консоли;</text:p>
      <text:p text:style-name="P1"><text:tab/><text:span text:style-name="T1">stop.sh</text:span> – скрипт остановки приложения;</text:p>
      <text:p text:style-name="P1"><text:tab/><text:span text:style-name="T1">kicker-0.0.1-SNAPSHOT.jar</text:span> – исполняемый файл программы.</text:p>
      <text:p text:style-name="P1"/>
      <text:p text:style-name="P6"><text:span text:style-name="T33">Уставновка и запуск/останов приложения</text:span></text:p>
      <text:p text:style-name="P6"/>
      <text:p text:style-name="P26">В соответсвтвии с выше описанной структорой каталогов и файлов разместить/создать на сервере файлы. Прописать нужные параметры в application.properties и в start.sh, startDebug.sh.</text:p>
      <text:p text:style-name="P28"/>
      <text:p text:style-name="P27">Сделать текущим каталогом директорию app (cd app/)</text:p>
      <text:p text:style-name="P27">Выполнить скрипт start.sh</text:p>
      <text:p text:style-name="P27">Выполнить скрипт check.sh – при успешном запуске приложения будет выведена строка: <text:span text:style-name="T26">/usr/bin/java already running.</text:span><text:span text:style-name="T28"> </text:span><text:span text:style-name="T32">(проверить несколько раз, с интервалами в 15-20 сек!)</text:span></text:p>
      <text:p text:style-name="P27"><text:span text:style-name="T28">Открыть файл с логами </text:span><text:span text:style-name="T30">logs</text:span><text:span text:style-name="T31">/app.log – проверить наличие ошибок.</text:span></text:p>
      <text:p text:style-name="P27"><text:span text:style-name="T31"/></text:p>
      <text:p text:style-name="P27"><text:span text:style-name="T31">Для остановки приложения необходимо выполнить скрипт stop.sh</text:span></text:p>
      <text:p text:style-name="P1"/>
      <text:p text:style-name="P1"/>
      <text:p text:style-name="P3"><text:span text:style-name="T5">Описание файла с конфигурациями приложения</text:span><text:tab/></text:p>
      <text:p text:style-name="P3"/>
      <text:p text:style-name="P7">Конфигурации приложения задаются в файле <text:s/><text:span text:style-name="T2">application.properties. </text:span></text:p>
      <text:p text:style-name="P7"><text:span text:style-name="T2"/></text:p>
      <text:p text:style-name="P7"><text:span text:style-name="T2">О</text:span><text:span text:style-name="T1">писание блока #log</text:span></text:p>
      <text:p text:style-name="P7"><text:span text:style-name="T1"/></text:p>
      <text:p text:style-name="P8">logging.level.com.witcher.kicker. – <text:span text:style-name="T6">уровень логгирования</text:span></text:p>
      <text:p text:style-name="P7">logging.file – <text:span text:style-name="T6">путь к файлу, в который будут записыватсья логи</text:span></text:p>
      <text:p text:style-name="P7"/>
      <text:p text:style-name="P8"><text:span text:style-name="T2">О</text:span><text:span text:style-name="T1">писание блока #email</text:span></text:p>
      <text:p text:style-name="P8"><text:span text:style-name="T1"/></text:p>
      <text:p text:style-name="P8">spring.mail.host –<text:span text:style-name="T6"> адрес почтового сервера</text:span></text:p>
      <text:p text:style-name="P8">spring.mail.port – <text:span text:style-name="T6">порт почтового сервера</text:span></text:p>
      <text:p text:style-name="P8"><text:span text:style-name="T7">spring.mail.username</text:span> – <text:span text:style-name="T6">логин к аккаунту на почтовом сервере</text:span></text:p>
      <text:p text:style-name="P8"><text:span text:style-name="T7">spring.mail.password </text:span>– <text:s/><text:span text:style-name="T6">пароль к аккаунту на почтовом сервере </text:span></text:p>
      <text:p text:style-name="P8">spring.mail.properties.mail.smtp.starttls.enabl<text:span text:style-name="T6">e – использование TLS</text:span></text:p>
      <text:p text:style-name="P8">spring.mail.properties.mail.smtp.starttls.required – <text:span text:style-name="T6">необходимость использования TLS</text:span></text:p>
      <text:p text:style-name="P8">spring.mail.properties.mail.smtp.auth – <text:span text:style-name="T6">использование авторизации</text:span></text:p>
      <text:p text:style-name="P8">spring.mail.properties.mail.smtp.connectiontimeout – <text:span text:style-name="T6">тайм-аут подключения</text:span></text:p>
      <text:p text:style-name="P8"><text:soft-page-break/>spring.mail.properties.mail.smtp.timeout – <text:span text:style-name="T6">таймаут почтового сервера</text:span></text:p>
      <text:p text:style-name="P8">spring.mail.properties.mail.smtp.writetimeout – <text:span text:style-name="T6">таймаут отправки сообщения</text:span></text:p>
      <text:p text:style-name="P8"/>
      <text:p text:style-name="P8"><text:span text:style-name="T7">mail.recipient</text:span> – <text:span text:style-name="T6">email на который будут присылаться сообщения об ошибках</text:span></text:p>
      <text:p text:style-name="P8"><text:span text:style-name="T7">mail.recipient.startup</text:span> – <text:span text:style-name="T9">email на который будут присылаться сообщения о начале работы</text:span></text:p>
      <text:p text:style-name="P8"><text:span text:style-name="T7">mail.enable</text:span> – <text:span text:style-name="T9">опция включения/выключения отправки сообщений по email</text:span></text:p>
      <text:p text:style-name="P9"><text:span text:style-name="T7">mail.enable.startup</text:span> – <text:span text:style-name="T9">опция включения/выключения отправки сообщений по email о начале работы</text:span></text:p>
      <text:p text:style-name="P9"/>
      <text:p text:style-name="P17">(Если <text:span text:style-name="T10">mail.enable</text:span><text:span text:style-name="T11">=true и </text:span><text:span text:style-name="T10">mail.enable.startup</text:span><text:span text:style-name="T11">=true то будут отправляться сообщения о начале работы приложения и так же будут отправляться сообщения при возникновении ошибок. Если </text:span><text:span text:style-name="T10">mail.enable</text:span><text:span text:style-name="T11">=true и </text:span><text:span text:style-name="T10">mail.enable.startup</text:span><text:span text:style-name="T11">=false, то будут отправляться сообщения только при возникновении ошибок. <text:s/>Если </text:span><text:span text:style-name="T10">mail.enable</text:span><text:span text:style-name="T11">=false, то никакие сообщения отправляться не будут)</text:span></text:p>
      <text:p text:style-name="P8"/>
      <text:p text:style-name="P8"/>
      <text:p text:style-name="P10"><text:span text:style-name="T2">О</text:span><text:span text:style-name="T1">писание блока #</text:span><text:span text:style-name="T4">database</text:span></text:p>
      <text:p text:style-name="P10"><text:span text:style-name="T4"/></text:p>
      <text:p text:style-name="P10"><text:span text:style-name="T8">spring.datasource.url</text:span><text:span text:style-name="T16"> – строка подключения к БД (используется jdbc)</text:span></text:p>
      <text:p text:style-name="P10"><text:span text:style-name="T7">spring.datasource.username</text:span> – <text:span text:style-name="T17">пользователь БД</text:span></text:p>
      <text:p text:style-name="P10"><text:span text:style-name="T7">spring.datasource.password</text:span> – <text:span text:style-name="T17">пароль к БД</text:span></text:p>
      <text:p text:style-name="P10">spring.jpa.properties.hibernate.dialect – <text:span text:style-name="T17">используемый диалект SQL</text:span></text:p>
      <text:p text:style-name="P10">spring.jpa.properties.hibernate.enable_lazy_load_no_trans – <text:span text:style-name="T17">опция ленивой загрузки без транзакций</text:span></text:p>
      <text:p text:style-name="P10"/>
      <text:p text:style-name="P11"><text:span text:style-name="T2">О</text:span><text:span text:style-name="T1">писание блока #</text:span><text:span text:style-name="T4">worker manager</text:span></text:p>
      <text:p text:style-name="P11"><text:span text:style-name="T4"/></text:p>
      <text:p text:style-name="P11"><text:span text:style-name="T7">worker.manager.kupipotter.cron</text:span> – <text:span text:style-name="T18">крон выражение для сервиса kupipotter</text:span></text:p>
      <text:p text:style-name="P11"><text:span text:style-name="T7">worker.manager.potterland.cron</text:span> – <text:span text:style-name="T18">крон выражение для сервиса potterland</text:span></text:p>
      <text:p text:style-name="P11"><text:span text:style-name="T7">worker.manager.rosman.cron</text:span> – <text:span text:style-name="T18">крон выражение для сервиса rosman</text:span></text:p>
      <text:p text:style-name="P11"><text:span text:style-name="T7">worker.manager.rosmean.cron</text:span> – <text:span text:style-name="T18">крон выражение для свервиса rosmean</text:span></text:p>
      <text:p text:style-name="P11"><text:span text:style-name="T7">worker.manager.zigzag.cron</text:span> – <text:span text:style-name="T18">крон выражение для сервиса zigzag</text:span></text:p>
      <text:p text:style-name="P11"/>
      <text:p text:style-name="P12"><text:span text:style-name="T2">О</text:span><text:span text:style-name="T1">писание блока #</text:span><text:span text:style-name="T4">kupipotter</text:span></text:p>
      <text:p text:style-name="P12"><text:span text:style-name="T4"/></text:p>
      <text:p text:style-name="P12"><text:span text:style-name="T7">kupipotter.url </text:span>– <text:span text:style-name="T19">урл для отправки запроса</text:span></text:p>
      <text:p text:style-name="P12"><text:span text:style-name="T7">kupipotter.headers</text:span> – <text:span text:style-name="T19">список параметров загаловка запроса</text:span></text:p>
      <text:p text:style-name="P12"><text:span text:style-name="T7">kupipotter.enable</text:span> – <text:span text:style-name="T19">опция включения/отключения отправки запросов</text:span></text:p>
      <text:p text:style-name="P12"/>
      <text:p text:style-name="P18">(параметры необходимые для выполнения запроса на вызываемой стороне, назначение данных параметров неизвестно)</text:p>
      <text:p text:style-name="P12">kupipotter.page_id </text:p>
      <text:p text:style-name="P12">kupipotter.ab_id</text:p>
      <text:p text:style-name="P12">kupipotter.refer</text:p>
      <text:p text:style-name="P12">kupipotter.uri</text:p>
      <text:p text:style-name="P12"/>
      <text:p text:style-name="P13"><text:span text:style-name="T2">О</text:span><text:span text:style-name="T1">писание блока #</text:span><text:span text:style-name="T4">zigzag</text:span></text:p>
      <text:p text:style-name="P13"><text:span text:style-name="T4"/></text:p>
      <text:p text:style-name="P13"><text:span text:style-name="T7">zigzag.url </text:span>– <text:span text:style-name="T19">урл для отправки запроса</text:span></text:p>
      <text:p text:style-name="P13"><text:span text:style-name="T7">zigzag.headers</text:span> – <text:span text:style-name="T19">список параметров загаловка запроса</text:span></text:p>
      <text:p text:style-name="P13"><text:span text:style-name="T7">zigzag.enable</text:span> – <text:span text:style-name="T19">опция включения/отключения отправки запросов</text:span></text:p>
      <text:p text:style-name="P13"/>
      <text:p text:style-name="P19"><text:soft-page-break/>(параметры необходимые для выполнения запроса на вызываемой стороне, назначение данных параметров неизвестно)</text:p>
      <text:p text:style-name="P13">zigzag.page_id </text:p>
      <text:p text:style-name="P13">zigzag.ab_id</text:p>
      <text:p text:style-name="P13">zigzag.refer</text:p>
      <text:p text:style-name="P13"><text:span text:style-name="T16">zigzag.uri</text:span></text:p>
      <text:p text:style-name="P13"/>
      <text:p text:style-name="P14"><text:span text:style-name="T2">О</text:span><text:span text:style-name="T1">писание блока #</text:span><text:span text:style-name="T4">rosmean</text:span></text:p>
      <text:p text:style-name="P14"><text:span text:style-name="T4"/></text:p>
      <text:p text:style-name="P14"><text:span text:style-name="T7">rosmean.url </text:span>– <text:span text:style-name="T19">урл для отправки запроса</text:span></text:p>
      <text:p text:style-name="P14"><text:span text:style-name="T7">rosmean.headers</text:span> – <text:span text:style-name="T19">список параметров загаловка запроса</text:span></text:p>
      <text:p text:style-name="P14"><text:span text:style-name="T7">rosmean.enable</text:span> – <text:span text:style-name="T19">опция включения/отключения отправки запросов</text:span></text:p>
      <text:p text:style-name="P14"/>
      <text:p text:style-name="P20">(параметры необходимые для выполнения запроса на вызываемой стороне, назначение данных параметров неизвестно)</text:p>
      <text:p text:style-name="P14">rosmean.page_id </text:p>
      <text:p text:style-name="P14">rosmean.ab_id</text:p>
      <text:p text:style-name="P14">rosmean.refer</text:p>
      <text:p text:style-name="P14"><text:span text:style-name="T16">rosmean.uri</text:span></text:p>
      <text:p text:style-name="P14"/>
      <text:p text:style-name="P15"><text:span text:style-name="T2">О</text:span><text:span text:style-name="T1">писание блока #</text:span><text:span text:style-name="T4">potterland</text:span></text:p>
      <text:p text:style-name="P15"><text:span text:style-name="T4"/></text:p>
      <text:p text:style-name="P15"><text:span text:style-name="T7">potterland.url </text:span>– <text:span text:style-name="T19">урл для отправки запроса</text:span></text:p>
      <text:p text:style-name="P15"><text:span text:style-name="T7">potterland.enable</text:span> – <text:span text:style-name="T19">опция включения/отключения отправки запросов</text:span></text:p>
      <text:p text:style-name="P15"/>
      <text:p text:style-name="P16"><text:span text:style-name="T2">О</text:span><text:span text:style-name="T1">писание блока #</text:span><text:span text:style-name="T4">rosman</text:span></text:p>
      <text:p text:style-name="P16"><text:span text:style-name="T4"/></text:p>
      <text:p text:style-name="P16"><text:span text:style-name="T7">rosman.url </text:span>– <text:span text:style-name="T19">урл для отправки запроса</text:span></text:p>
      <text:p text:style-name="P16"><text:span text:style-name="T7">rosman.enable</text:span> – <text:span text:style-name="T19">опция включения/отключения отправки запросов</text:span></text:p>
      <text:p text:style-name="P16"/>
      <text:p text:style-name="P16"/>
      <text:p text:style-name="P4"><text:span text:style-name="T5">Описание логики работы приложения</text:span><text:tab/></text:p>
      <text:p text:style-name="P4"/>
      <text:p text:style-name="P21">Приложение отравляет запросы по заполнению форм к сайтам. Для отправки запросов к каждому сайту используется соответствующий ему сервис:</text:p>
      <text:p text:style-name="P21"/>
      <text:p text:style-name="P21"><text:a xlink:type="simple" xlink:href="http://kupipotter.ru/" text:style-name="Internet_20_link" text:visited-style-name="Visited_20_Internet_20_Link">http://kupipotter.ru</text:a> – сервис kupipotter</text:p>
      <text:p text:style-name="P21">https://гаррипоттер.зикзак.рф – сервис zigzag</text:p>
      <text:p text:style-name="P21"><text:a xlink:type="simple" xlink:href="http://rosmean.ru/" text:style-name="Internet_20_link" text:visited-style-name="Visited_20_Internet_20_Link">http://rosmean.ru</text:a> – cервис rosmean</text:p>
      <text:p text:style-name="P21"><text:a xlink:type="simple" xlink:href="https://potter-land.ru/" text:style-name="Internet_20_link" text:visited-style-name="Visited_20_Internet_20_Link">https://potter-land.ru/</text:a> - сервис potterland</text:p>
      <text:p text:style-name="P21"><text:a xlink:type="simple" xlink:href="http://garrypotter-rosman.ru/" text:style-name="Internet_20_link" text:visited-style-name="Visited_20_Internet_20_Link">http://garrypotter-rosman.ru</text:a> – сервис rosman</text:p>
      <text:p text:style-name="P21"/>
      <text:p text:style-name="P22">Каждый сервис имеет настройки указанные в application.properties в соответствующем блоке.</text:p>
      <text:p text:style-name="P21"/>
      <text:p text:style-name="P22">При запуске приложения просиходит отправка сообщение о начале работы приложения на email указанный в настройках (при условии что в настройках включены соответствующие опции).</text:p>
      <text:p text:style-name="P22"/>
      <text:p text:style-name="P22">Далее в соответствии с заданными в настройках крон выражениями вызываются сервисы и отправляют запросы на заполнение формы <text:span text:style-name="T20">(к примеру – отправлять запрос раз в минуту).</text:span></text:p>
      <text:p text:style-name="P22"/>
      <text:p text:style-name="P22"><text:soft-page-break/>Данные для заполнения форм берутся из БД. Чтение из БД происходит в круговом режиме (если все записи были прочитанны, то начинаем сначала). <text:span text:style-name="T21">Главное, чтобы в БД была хотябы одна запись!</text:span><text:span text:style-name="T23"> Если в БД нет записе</text:span><text:span text:style-name="T25">й</text:span><text:span text:style-name="T23"> произойдет ошибка и приложение завуршит свою работу.</text:span></text:p>
      <text:p text:style-name="P22"><text:span text:style-name="T23"/></text:p>
      <text:p text:style-name="P23"><text:span text:style-name="T23">Е</text:span><text:span text:style-name="T22">сли в ходе работы приложения произшла ошибка, то будет отправлени сообщение на указанный в настройках email адрес </text:span><text:span text:style-name="T24"><text:s/>(при условии что в настройках включены соответствующие опции).</text:span></text:p>
      <text:p text:style-name="P22"/>
      <text:p text:style-name="P24">Все выполняемые действия логируются в файл (путь к файлу указан в настройках) в соответствии с указанным уровнем логирования.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6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6:56:49.486262055</meta:creation-date>
    <dc:date>2018-11-20T18:11:02.188369812</dc:date>
    <meta:editing-duration>PT1H2M50S</meta:editing-duration>
    <meta:editing-cycles>27</meta:editing-cycles>
    <meta:generator>LibreOffice/5.4.6.2$Linux_X86_64 LibreOffice_project/40m0$Build-2</meta:generator>
    <meta:document-statistic meta:table-count="0" meta:image-count="0" meta:object-count="0" meta:page-count="4" meta:paragraph-count="99" meta:word-count="682" meta:character-count="6274" meta:non-whitespace-character-count="5613"/>
  </office:meta>
</office:document-meta>
</file>